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Gentium Plus" svg:font-family="'Gentium Plus'" style:font-adornments="Regular" style:font-pitch="variable"/>
    <style:font-face style:name="Ubuntu Medium" svg:font-family="'Ubuntu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6782" officeooo:paragraph-rsid="0013a870"/>
    </style:style>
    <style:style style:name="P2" style:family="paragraph" style:parent-style-name="Standard">
      <style:text-properties officeooo:paragraph-rsid="00117bca"/>
    </style:style>
    <style:style style:name="P3" style:family="paragraph" style:parent-style-name="Standard">
      <style:paragraph-properties>
        <style:tab-stops>
          <style:tab-stop style:position="11.889cm" style:type="right"/>
        </style:tab-stops>
      </style:paragraph-properties>
    </style:style>
    <style:style style:name="P4" style:family="paragraph" style:parent-style-name="Standard">
      <style:paragraph-properties fo:text-align="end" style:justify-single-word="false"/>
      <style:text-properties fo:font-style="italic" officeooo:rsid="0011c402" officeooo:paragraph-rsid="0011c402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font-style="normal" officeooo:rsid="0011c402" officeooo:paragraph-rsid="0011c402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fo:font-size="10pt" officeooo:rsid="0011c402" officeooo:paragraph-rsid="0011c402" style:font-size-asian="10pt" style:font-size-complex="10pt"/>
    </style:style>
    <style:style style:name="P7" style:family="paragraph" style:parent-style-name="Quotations">
      <style:text-properties officeooo:paragraph-rsid="0010edf5"/>
    </style:style>
    <style:style style:name="P8" style:family="paragraph" style:parent-style-name="Quotations">
      <style:paragraph-properties>
        <style:tab-stops/>
      </style:paragraph-properties>
      <style:text-properties officeooo:paragraph-rsid="0010edf5"/>
    </style:style>
    <style:style style:name="P9" style:family="paragraph" style:parent-style-name="Standard">
      <style:text-properties officeooo:rsid="00106782" officeooo:paragraph-rsid="0013a870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officeooo:paragraph-rsid="0013a870"/>
    </style:style>
    <style:style style:name="T1" style:family="text">
      <style:text-properties officeooo:rsid="00117bca"/>
    </style:style>
    <style:style style:name="T2" style:family="text">
      <style:text-properties officeooo:rsid="0011c402"/>
    </style:style>
    <style:style style:name="T3" style:family="text">
      <style:text-properties fo:font-style="italic" officeooo:rsid="0011c402" style:font-style-asian="italic" style:font-style-complex="italic"/>
    </style:style>
    <style:style style:name="T4" style:family="text">
      <style:text-properties officeooo:rsid="0014ba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hammapada <text:span text:style-name="T4">V</text:span>ersek</text:h>
      <text:p text:style-name="Standard"/>
      <text:p text:style-name="P8">(1) A szív irányítja a dharmákat, felettük áll, azok<text:line-break/>belőle származnak. A gonosz szívvel cselekvő,<text:line-break/>gonoszan beszélő embert úgy követi a szenvedés,<text:line-break/>mint kocsi elé fogott ökröt a kerék.</text:p>
      <text:p text:style-name="P7">(2) A szív irányítja a dharmákat, felettük áll, azok<text:line-break/>belőle származnak. A tiszta szívvel cselekvő,<text:line-break/>tiszta szívvel beszélő ember nyomában boldogság jár,<text:line-break/>mely éppúgy elválaszthatatlan tőle, mint az árnyék.</text:p>
      <text:p text:style-name="P7"/>
      <text:p text:style-name="P7">(21) Éberség az örök élet lakóhelye, hiánya a halálé.<text:line-break/>Aki éber, nem hal meg.<text:line-break/>Aki nemtörődöm módon él,<text:line-break/>mintha már meg is halt volna.</text:p>
      <text:p text:style-name="P7">(22) A bölcsek, világosan megértvén<text:line-break/>ezt az éberséget, örömüket lelik benne,<text:line-break/>és a nemes emberek menedékének<text:line-break/>boldogságában élnek.</text:p>
      <text:p text:style-name="P7">(23) Ezeket a rettenthetetlen, szüntelenül<text:line-break/>meditációba mélyedt, állhatatos bölcseket<text:line-break/>megérinti a megszentelődés<text:line-break/>felülmúlhatatlan békéje, elérik a Nirvánát.</text:p>
      <text:p text:style-name="P7"/>
      <text:p text:style-name="P7">(183) Elkerülni minden rosszat,<text:line-break/>de a jót tenni szüntelen,<text:line-break/>S megtisztítani az elmét.<text:line-break/>Ez a Buddhák örök tana.</text:p>
      <text:p text:style-name="P5"/>
      <text:p text:style-name="P5"/>
      <text:p text:style-name="P4">(Fordította: Fórizs László)</text:p>
      <text:p text:style-name="P6">http://a-buddha-ujja.hu/Pitaka/Dhammapada</text:p>
      <text:h text:style-name="P11" text:outline-level="2">További Információ</text:h>
      <text:p text:style-name="P1"/>
      <text:p text:style-name="P1">...</text:p>
      <text:h text:style-name="P10" text:outline-level="2">A Három Menedék és Öt Fogadalom Menedékvétele</text:h>
      <text:p text:style-name="Translation">Három leborulás után, a kezeket añjali-ban tartva, együtt szavaljuk a kérelmet:</text:p>
      <text:p text:style-name="Standard">Mayaṃ bhante tisaraṇena saha pañca sīlāni yācāma<text:line-break/>Dutiyampi mayaṃ bhante tisaraṇena saha pañca sīlāni yācāma<text:line-break/>Tatiyampi mayaṃ bhante tisaraṇena saha pañca sīlāni yācāma</text:p>
      <text:p text:style-name="Translation">Tiszteletreméltó, kérjük a három menedéket és az öt fogadalmat.<text:line-break/>Tiszteletreméltó, másodszor is kérjük a három menedéket és az öt fogadalmat.<text:line-break/>Tiszteletreméltó, harmadszor is kérjük a három menedéket és az öt fogadalmat.</text:p>
      <text:h text:style-name="Heading_20_3" text:outline-level="3">A Három Menedék</text:h>
      <text:p text:style-name="Translation">Ismételjük a tiszteletreméltó <text:span text:style-name="T2">után:</text:span></text:p>
      <text:p text:style-name="P3">Namo tassa bhagavato arahato sammāsambuddhassa<text:tab/><text:span text:style-name="T3">(háromszor)</text:span></text:p>
      <text:p text:style-name="Translation">Tisztelet a méltóságos Magasztosnak, a saját erejéből tökéletesen megvilágosodottnak.</text:p>
      <text:p text:style-name="Standard">Buddhaṃ saraṇaṃ gacchāmi<text:line-break/>Dhammaṃ saraṇaṃ gacchāmi<text:line-break/>Saṅghaṃ saraṇaṃ gacchāmi</text:p>
      <text:p text:style-name="Translation">Menedékért fordulok a Buddhához,<text:line-break/>menedékért fordulok a Dhammához,<text:line-break/>menedékért fordulok a Szanghához.</text:p>
      <text:p text:style-name="Standard">Dutiyampi buddhaṃ saraṇaṃ gacchāmi<text:line-break/>Dutiyampi dhammaṃ saraṇaṃ gacchāmi<text:line-break/>Dutiyampi saṅghaṃ saraṇaṃ gacchāmi</text:p>
      <text:p text:style-name="Translation">Másodszor is, …</text:p>
      <text:p text:style-name="Standard">Tatiyampi buddhaṃ saraṇaṃ gacchāmi<text:line-break/>Tatiyampi dhammaṃ saraṇaṃ gacchāmi<text:line-break/>Tatiyampi saṅghaṃ saraṇaṃ gacchāmi</text:p>
      <text:p text:style-name="Translation">Harmadszor is, …</text:p>
      <text:p text:style-name="Translation">A tiszteletreméltó:</text:p>
      <text:p text:style-name="Standard"><text:span text:style-name="T1">[</text:span>Tisaraṇa-gamanaṃ niṭṭhitaṃ<text:span text:style-name="T1">]</text:span></text:p>
      <text:p text:style-name="Translation">Ezzel a három menedék kérése teljes. Válasz:</text:p>
      <text:p text:style-name="P2">Āma bhante</text:p>
      <text:p text:style-name="Translation">Igen, tiszteletreméltó.</text:p>
      <text:h text:style-name="Heading_20_3" text:outline-level="3"><text:soft-page-break/>Az Öt Fogadalom</text:h>
      <text:p text:style-name="Translation">Ismételjük soronként, a tiszteletreméltó után:</text:p>
      <text:p text:style-name="Standard"><text:span text:style-name="T1">(1) </text:span>Pāṇātipātā veramaṇī sikkhāpadaṃ samādiyāmi</text:p>
      <text:p text:style-name="Translation">Vállalom a fegyelmi képzést, hogy tartózkodom élőlények pusztításától.</text:p>
      <text:p text:style-name="Standard"><text:span text:style-name="T1">(2) </text:span>Adinnādānā veramaṇī sikkhāpadaṃ samādiyāmi</text:p>
      <text:p text:style-name="Translation">Vállalom a fegyelmi képzést, hogy tartózkodom annak elvételétől, amit nem nekem szántak.</text:p>
      <text:p text:style-name="Standard"><text:span text:style-name="T1">(3) </text:span>Kāmesu micchācārā veramaṇī sikkhāpadaṃ samādiyāmi</text:p>
      <text:p text:style-name="Translation">Vállalom a fegyelmi képzést, hogy tartózkodom a felelőtlen szexuális viselkedéstől.</text:p>
      <text:p text:style-name="Standard"><text:span text:style-name="T1">(4) </text:span>Musāvādā veramaṇī sikkhāpadaṃ samādiyāmi</text:p>
      <text:p text:style-name="Translation">Vállalom a fegyelmi képzést, hogy tartózkodom a hamis beszédtől.</text:p>
      <text:p text:style-name="Standard"><text:span text:style-name="T1">(5) </text:span>Surāmeraya-majja-pamādaṭṭhānā veramaṇī sikkhāpadaṃ samādiyāmi</text:p>
      <text:p text:style-name="Translation">Vállalom a fegyelmi képzést, hogy tartózkodom az elmét eltompító, figyelmetlenséghez és részegséghez vezető szerek és italok fogyasztásától.</text:p>
      <text:p text:style-name="Translation">A tiszteletreméltó:</text:p>
      <text:p text:style-name="Standard">[Imāni pañca sikkhāpadāni</text:p>
      <text:p text:style-name="Standard">Sīlena sugatiṃ yanti</text:p>
      <text:p text:style-name="Standard">Sīlena bhogasampadā</text:p>
      <text:p text:style-name="Standard">Sīlena nibbutiṃ yanti</text:p>
      <text:p text:style-name="Standard">Tasmā sīlaṃ visodhaye]</text:p>
      <text:p text:style-name="Translation">Íme, az öt fogadalom.<text:line-break/>Az erény boldog útra visz,<text:line-break/>az erény igaz gazdagsághoz juttat,<text:line-break/><text:span text:style-name="T2">a</text:span>z erény békéhez vezet.<text:line-break/>Legyen ezen erény megtisztított.</text:p>
      <text:p text:style-name="Translation">Válasz:</text:p>
      <text:p text:style-name="Standard">Sādhu, sādhu, sādhu</text:p>
      <text:p text:style-name="Translation">Úgy legyen, úgy legyen, úgy legyen.</text:p>
      <text:p text:style-name="Translation">Három leborulá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Gentium Plus" svg:font-family="'Gentium Plus'" style:font-adornments="Regular" style:font-pitch="variable"/>
    <style:font-face style:name="Ubuntu Medium" svg:font-family="'Ubuntu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Unifont" style:font-size-asian="10.5pt" style:language-asian="zh" style:country-asian="CN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Unifont" style:font-size-asian="10.5pt" style:language-asian="zh" style:country-asian="CN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Gentium Plus" fo:font-family="'Gentium Plus'" style:font-style-name="Regular" style:font-pitch="variable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 Medium" fo:font-family="'Ubuntu Medium'" style:font-style-name="Regular" style:font-pitch="variable" fo:font-size="115%" fo:font-weight="normal" style:font-size-asian="115%" style:font-weight-asian="normal" style:font-size-complex="115%" style:font-weight-complex="bold"/>
    </style:style>
    <style:style style:name="Quotations" style:family="paragraph" style:parent-style-name="Standard" style:class="html">
      <style:paragraph-properties fo:margin-left="1.199cm" fo:margin-right="1cm" fo:margin-top="0cm" fo:margin-bottom="0.499cm" loext:contextual-spacing="false" fo:text-indent="0cm" style:auto-text-indent="false">
        <style:tab-stops/>
      </style:paragraph-properties>
    </style:style>
    <style:style style:name="Translation" style:family="paragraph" style:parent-style-name="Text_20_body">
      <style:paragraph-properties fo:margin-left="0.801cm" fo:margin-right="0cm" fo:margin-top="0cm" fo:margin-bottom="0.3cm" loext:contextual-spacing="false" fo:line-height="110%" fo:text-indent="0cm" style:auto-text-indent="false"/>
      <style:text-properties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Ubuntu Medium" fo:font-family="'Ubuntu Medium'" style:font-style-name="Regular" style:font-pitch="variable" fo:font-size="101%" fo:font-weight="normal" style:font-size-asian="101%" style:font-weight-asian="normal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3:55:25.049291458</meta:creation-date>
    <dc:date>2019-06-18T15:13:42.366539904</dc:date>
    <meta:editing-duration>PT18M43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4" meta:paragraph-count="53" meta:word-count="444" meta:character-count="3352" meta:non-whitespace-character-count="2961"/>
  </office:meta>
</office:document-meta>
</file>